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15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table:number-columns-repeated="3" table:style-name="ce1"/>
          <table:table-cell office:value-type="string" table:style-name="ce1">
            <text:p>mV</text:p>
          </table:table-cell>
          <table:table-cell office:value-type="string" table:style-name="ce1">
            <text:p>V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c</text:p>
          </table:table-cell>
          <table:table-cell office:value-type="float" office:value="176.89" table:formula="of:=(353.78/2)" table:style-name="ce1">
            <text:p>176,89</text:p>
          </table:table-cell>
          <table:table-cell office:value-type="float" office:value="2.563E-2" table:style-name="ce1">
            <text:p>0,02563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2" table:number-rows-spanned="1" table:style-name="ce5">
            <text:p>B = 3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<text:s/>B = 5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B = 7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2">
            <text:p>Pn</text:p>
          </table:table-cell>
          <table:table-cell office:value-type="string" table:style-name="ce3">
            <text:p>teorico</text:p>
          </table:table-cell>
          <table:table-cell office:value-type="string" table:style-name="ce3">
            <text:p>practico</text:p>
          </table:table-cell>
          <table:table-cell office:value-type="string" table:style-name="ce2">
            <text:p>Pn</text:p>
          </table:table-cell>
          <table:table-cell office:value-type="string" table:style-name="ce3">
            <text:p>teorico</text:p>
          </table:table-cell>
          <table:table-cell office:value-type="string" table:style-name="ce3">
            <text:p>practico</text:p>
          </table:table-cell>
          <table:table-cell office:value-type="string" table:style-name="ce2">
            <text:p>Pn</text:p>
          </table:table-cell>
          <table:table-cell office:value-type="string" table:style-name="ce3">
            <text:p>teorico</text:p>
          </table:table-cell>
          <table:table-cell office:value-type="string" table:style-name="ce3">
            <text:p>practico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₀</text:p>
          </table:table-cell>
          <table:table-cell office:value-type="float" office:value="1.0900000000000001E-5" table:formula="of:=(0.0000109)" table:style-name="ce4">
            <text:p>1,09E-05</text:p>
          </table:table-cell>
          <table:table-cell office:value-type="float" office:value="-0.26" table:style-name="ce2">
            <text:p>-0,26</text:p>
          </table:table-cell>
          <table:table-cell office:value-type="float" office:value="0.1821711670687281" table:formula="of:=((2*[.C7])/([.$F$2]^2))^(1/2)" table:style-name="ce2">
            <text:p>0,182171167</text:p>
          </table:table-cell>
          <table:table-cell office:value-type="float" office:value="5.0000000000000004E-6" table:formula="of:=0.000005" table:style-name="ce4">
            <text:p>5,00E-06</text:p>
          </table:table-cell>
          <table:table-cell office:value-type="float" office:value="-0.17799999999999999" table:style-name="ce2">
            <text:p>-0,178</text:p>
          </table:table-cell>
          <table:table-cell office:value-type="float" office:value="0.12338188295623798" table:formula="of:=((2*[.F7])/([.$F$2]^2))^(1/2)" table:style-name="ce2">
            <text:p>0,123381883</text:p>
          </table:table-cell>
          <table:table-cell office:value-type="float" office:value="1.5339999999999999E-5" table:style-name="ce4">
            <text:p>1,53E-05</text:p>
          </table:table-cell>
          <table:table-cell office:value-type="float" office:value="0.3" table:style-name="ce2">
            <text:p>0,3</text:p>
          </table:table-cell>
          <table:table-cell office:value-type="float" office:value="0.21611209401679637" table:formula="of:=((2*[.I7])/([.$F$2]^2))^(1/2)" table:style-name="ce2">
            <text:p>0,21611209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₁</text:p>
          </table:table-cell>
          <table:table-cell office:value-type="float" office:value="3.8220000000000003E-5" table:formula="of:=2*0.00001911" table:style-name="ce4">
            <text:p>3,82E-05</text:p>
          </table:table-cell>
          <table:table-cell office:value-type="float" office:value="0.33900000000000002" table:style-name="ce2">
            <text:p>0,339</text:p>
          </table:table-cell>
          <table:table-cell office:value-type="float" office:value="0.34112357384930775" table:formula="of:=((2*[.C8])/([.$F$2]^2))^(1/2)" table:style-name="ce2">
            <text:p>0,341123574</text:p>
          </table:table-cell>
          <table:table-cell office:value-type="float" office:value="3.54E-5" table:formula="of:=2*0.0000177" table:style-name="ce4">
            <text:p>3,54E-05</text:p>
          </table:table-cell>
          <table:table-cell office:value-type="float" office:value="-0.32800000000000001" table:style-name="ce2">
            <text:p>-0,328</text:p>
          </table:table-cell>
          <table:table-cell office:value-type="float" office:value="0.32829783797054435" table:formula="of:=((2*[.F8])/([.$F$2]^2))^(1/2)" table:style-name="ce2">
            <text:p>0,328297838</text:p>
          </table:table-cell>
          <table:table-cell office:value-type="float" office:value="8.4000000000000008E-9" table:formula="of:=2*0.0000000042" table:style-name="ce2">
            <text:p>8,4E-09</text:p>
          </table:table-cell>
          <table:table-cell office:value-type="float" office:value="-5.0000000000000001E-3" table:style-name="ce2">
            <text:p>-0,005</text:p>
          </table:table-cell>
          <table:table-cell office:value-type="float" office:value="5.0571523202558415E-3" table:formula="of:=((2*[.I8])/([.$F$2]^2))^(1/2)" table:style-name="ce2">
            <text:p>0,00505715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₂</text:p>
          </table:table-cell>
          <table:table-cell office:value-type="float" office:value="7.6000000000000004E-5" table:formula="of:=2*0.000038" table:style-name="ce4">
            <text:p>7,60E-05</text:p>
          </table:table-cell>
          <table:table-cell office:value-type="float" office:value="0.48599999999999999" table:style-name="ce2">
            <text:p>0,486</text:p>
          </table:table-cell>
          <table:table-cell office:value-type="float" office:value="0.48103113561989674" table:formula="of:=((2*[.C9])/([.$F$2]^2))^(1/2)" table:style-name="ce2">
            <text:p>0,481031136</text:p>
          </table:table-cell>
          <table:table-cell office:value-type="float" office:value="7.6000000000000003E-7" table:formula="of:=2*0.00000038" table:style-name="ce4">
            <text:p>7,60E-07</text:p>
          </table:table-cell>
          <table:table-cell office:value-type="float" office:value="4.7E-2" table:style-name="ce2">
            <text:p>0,047</text:p>
          </table:table-cell>
          <table:table-cell office:value-type="float" office:value="4.8103113561989673E-2" table:formula="of:=((2*[.F9])/([.$F$2]^2))^(1/2)" table:style-name="ce2">
            <text:p>0,048103114</text:p>
          </table:table-cell>
          <table:table-cell office:value-type="float" office:value="3.0700000000000001E-5" table:formula="of:=2*0.00001535" table:style-name="ce2">
            <text:p>0,0000307</text:p>
          </table:table-cell>
          <table:table-cell office:value-type="float" office:value="-0.30099999999999999" table:style-name="ce2">
            <text:p>-0,301</text:p>
          </table:table-cell>
          <table:table-cell office:value-type="float" office:value="0.30572825632711248" table:formula="of:=((2*[.I9])/([.$F$2]^2))^(1/2)" table:style-name="ce2">
            <text:p>0,305728256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₃</text:p>
          </table:table-cell>
          <table:table-cell office:value-type="float" office:value="3.2199999999999997E-5" table:formula="of:=2*0.0000161" table:style-name="ce4">
            <text:p>3,22E-05</text:p>
          </table:table-cell>
          <table:table-cell office:value-type="float" office:value="0.309" table:style-name="ce2">
            <text:p>0,309</text:p>
          </table:table-cell>
          <table:table-cell office:value-type="float" office:value="0.3131081177953785" table:formula="of:=((2*[.C10])/([.$F$2]^2))^(1/2)" table:style-name="ce2">
            <text:p>0,313108118</text:p>
          </table:table-cell>
          <table:table-cell office:value-type="float" office:value="4.4799999999999998E-5" table:formula="of:=2*0.0000224" table:style-name="ce4">
            <text:p>4,48E-05</text:p>
          </table:table-cell>
          <table:table-cell office:value-type="float" office:value="0.36499999999999999" table:style-name="ce2">
            <text:p>0,365</text:p>
          </table:table-cell>
          <table:table-cell office:value-type="float" office:value="0.36932218700582853" table:formula="of:=((2*[.F10])/([.$F$2]^2))^(1/2)" table:style-name="ce2">
            <text:p>0,369322187</text:p>
          </table:table-cell>
          <table:table-cell office:value-type="float" office:value="9.5999999999999996E-6" table:formula="of:=2*0.0000048" table:style-name="ce2">
            <text:p>0,0000096</text:p>
          </table:table-cell>
          <table:table-cell office:value-type="float" office:value="-0.16800000000000001" table:style-name="ce2">
            <text:p>-0,168</text:p>
          </table:table-cell>
          <table:table-cell office:value-type="float" office:value="0.17096295201097655" table:formula="of:=((2*[.I10])/([.$F$2]^2))^(1/2)" table:style-name="ce2">
            <text:p>0,17096295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₄</text:p>
          </table:table-cell>
          <table:table-cell office:value-type="float" office:value="5.9399999999999999E-6" table:formula="of:=2*0.00000297" table:style-name="ce4">
            <text:p>5,94E-06</text:p>
          </table:table-cell>
          <table:table-cell office:value-type="float" office:value="0.13200000000000001" table:style-name="ce2">
            <text:p>0,132</text:p>
          </table:table-cell>
          <table:table-cell office:value-type="float" office:value="0.13448059258380091" table:formula="of:=((2*[.C11])/([.$F$2]^2))^(1/2)" table:style-name="ce2">
            <text:p>0,134480593</text:p>
          </table:table-cell>
          <table:table-cell office:value-type="float" office:value="5.1600000000000001E-5" table:formula="of:=2*0.0000258" table:style-name="ce4">
            <text:p>5,16E-05</text:p>
          </table:table-cell>
          <table:table-cell office:value-type="float" office:value="0.39100000000000001" table:style-name="ce2">
            <text:p>0,391</text:p>
          </table:table-cell>
          <table:table-cell office:value-type="float" office:value="0.39636129845338414" table:formula="of:=((2*[.F11])/([.$F$2]^2))^(1/2)" table:style-name="ce2">
            <text:p>0,396361298</text:p>
          </table:table-cell>
          <table:table-cell office:value-type="float" office:value="8.4999999999999999E-6" table:formula="of:=2*0.00000425" table:style-name="ce2">
            <text:p>0,0000085</text:p>
          </table:table-cell>
          <table:table-cell office:value-type="float" office:value="0.158" table:style-name="ce2">
            <text:p>0,158</text:p>
          </table:table-cell>
          <table:table-cell office:value-type="float" office:value="0.16087029362534766" table:formula="of:=((2*[.I11])/([.$F$2]^2))^(1/2)" table:style-name="ce2">
            <text:p>0,16087029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₅</text:p>
          </table:table-cell>
          <table:table-cell office:value-type="float" office:value="6.4000000000000001E-7" table:formula="of:=2*0.00000032" table:style-name="ce4">
            <text:p>6,40E-07</text:p>
          </table:table-cell>
          <table:table-cell office:value-type="float" office:value="4.2999999999999997E-2" table:style-name="ce2">
            <text:p>0,043</text:p>
          </table:table-cell>
          <table:table-cell office:value-type="float" office:value="4.4142444397131331E-2" table:formula="of:=((2*[.C12])/([.$F$2]^2))^(1/2)" table:style-name="ce2">
            <text:p>0,044142444</text:p>
          </table:table-cell>
          <table:table-cell office:value-type="float" office:value="2.3300000000000001E-5" table:formula="of:=2*0.00001165" table:style-name="ce4">
            <text:p>2,33E-05</text:p>
          </table:table-cell>
          <table:table-cell office:value-type="float" office:value="0.26100000000000001" table:style-name="ce2">
            <text:p>0,261</text:p>
          </table:table-cell>
          <table:table-cell office:value-type="float" office:value="0.26634487968593074" table:formula="of:=((2*[.F12])/([.$F$2]^2))^(1/2)" table:style-name="ce2">
            <text:p>0,26634488</text:p>
          </table:table-cell>
          <table:table-cell office:value-type="float" office:value="4.0800000000000002E-5" table:formula="of:=2*0.0000204" table:style-name="ce2">
            <text:p>0,0000408</text:p>
          </table:table-cell>
          <table:table-cell office:value-type="float" office:value="0.34799999999999998" table:style-name="ce2">
            <text:p>0,348</text:p>
          </table:table-cell>
          <table:table-cell office:value-type="float" office:value="0.3524491546043298" table:formula="of:=((2*[.I12])/([.$F$2]^2))^(1/2)" table:style-name="ce2">
            <text:p>0,35244915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₆</text:p>
          </table:table-cell>
          <table:table-cell office:value-type="float" office:value="4.6000000000000002E-8" table:formula="of:=2*0.000000023" table:style-name="ce4">
            <text:p>4,60E-08</text:p>
          </table:table-cell>
          <table:table-cell office:value-type="float" office:value="1.0999999999999999E-2" table:style-name="ce2">
            <text:p>0,011</text:p>
          </table:table-cell>
          <table:table-cell office:value-type="float" office:value="1.1834374473744129E-2" table:formula="of:=((2*[.C13])/([.$F$2]^2))^(1/2)" table:style-name="ce2">
            <text:p>0,011834374</text:p>
          </table:table-cell>
          <table:table-cell office:value-type="float" office:value="5.8799999999999996E-6" table:formula="of:=2*0.00000294" table:style-name="ce4">
            <text:p>5,88E-06</text:p>
          </table:table-cell>
          <table:table-cell office:value-type="float" office:value="0.13100000000000001" table:style-name="ce2">
            <text:p>0,131</text:p>
          </table:table-cell>
          <table:table-cell office:value-type="float" office:value="0.13379967381570226" table:formula="of:=((2*[.F13])/([.$F$2]^2))^(1/2)" table:style-name="ce2">
            <text:p>0,133799674</text:p>
          </table:table-cell>
          <table:table-cell office:value-type="float" office:value="3.9199999999999997E-5" table:formula="of:=2*0.0000196" table:style-name="ce2">
            <text:p>0,0000392</text:p>
          </table:table-cell>
          <table:table-cell office:value-type="float" office:value="0.33900000000000002" table:style-name="ce2">
            <text:p>0,339</text:p>
          </table:table-cell>
          <table:table-cell office:value-type="float" office:value="0.34546927227746632" table:formula="of:=((2*[.I13])/([.$F$2]^2))^(1/2)" table:style-name="ce2">
            <text:p>0,34546927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J₇</text:p>
          </table:table-cell>
          <table:table-cell office:value-type="float" office:value="2.7999999999999998E-9" table:formula="of:=2*0.0000000014" table:style-name="ce4">
            <text:p>2,80E-09</text:p>
          </table:table-cell>
          <table:table-cell office:value-type="float" office:value="3.0000000000000001E-3" table:style-name="ce2">
            <text:p>0,003</text:p>
          </table:table-cell>
          <table:table-cell office:value-type="float" office:value="2.9197482534326501E-3" table:formula="of:=((2*[.C14])/([.$F$2]^2))^(1/2)" table:style-name="ce2">
            <text:p>0,002919748</text:p>
          </table:table-cell>
          <table:table-cell office:value-type="float" office:value="9.9999999999999995E-7" table:formula="of:=2*0.0000005" table:style-name="ce4">
            <text:p>1,00E-06</text:p>
          </table:table-cell>
          <table:table-cell office:value-type="float" office:value="5.2999999999999999E-2" table:style-name="ce2">
            <text:p>0,053</text:p>
          </table:table-cell>
          <table:table-cell office:value-type="float" office:value="5.5178055496414163E-2" table:formula="of:=((2*[.F14])/([.$F$2]^2))^(1/2)" table:style-name="ce2">
            <text:p>0,055178055</text:p>
          </table:table-cell>
          <table:table-cell office:value-type="float" office:value="1.8859999999999999E-5" table:formula="of:=2*0.00000943" table:style-name="ce2">
            <text:p>0,00001886</text:p>
          </table:table-cell>
          <table:table-cell office:value-type="float" office:value="0.23400000000000001" table:style-name="ce2">
            <text:p>0,234</text:p>
          </table:table-cell>
          <table:table-cell office:value-type="float" office:value="0.23962781947380549" table:formula="of:=((2*[.I14])/([.$F$2]^2))^(1/2)" table:style-name="ce2">
            <text:p>0,239627819</text:p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Karen Valencia</dc:creator>
    <meta:creation-date>2023-06-21T10:49:52Z</meta:creation-date>
    <dc:date>2023-07-10T22:01:23Z</dc:date>
    <meta:editing-cycles>3</meta:editing-cycles>
    <meta:editing-duration>PT193S</meta:editing-duration>
  </office:meta>
</office:document-meta>
</file>